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oto Sans" svg:font-family="'Noto Sans'" style:font-family-generic="system" style:font-pitch="variable"/>
    <style:font-face style:name="NotoSans NF" svg:font-family="'NotoSans NF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small-caps" style:font-name="Cambria" fo:font-size="18pt" fo:letter-spacing="0.0209in" fo:text-shadow="1pt 1pt" fo:font-weight="bold" style:font-size-asian="18pt" style:font-weight-asian="bold" style:font-name-complex="Cambria" style:font-size-complex="18pt"/>
    </style:style>
    <style:style style:name="P2" style:family="paragraph" style:parent-style-name="Standard">
      <style:text-properties fo:font-variant="small-caps" style:font-name="Cambria" fo:font-size="18pt" fo:letter-spacing="0.0209in" fo:text-shadow="1pt 1pt" fo:font-weight="bold" style:font-size-asian="18pt" style:font-weight-asian="bold" style:font-name-complex="Cambria" style:font-size-complex="18pt"/>
    </style:style>
    <style:style style:name="P3" style:family="paragraph" style:parent-style-name="Standard">
      <style:text-properties style:font-name="Cambria" style:font-name-complex="Cambria"/>
    </style:style>
    <style:style style:name="P4" style:family="paragraph" style:parent-style-name="Standard">
      <style:text-properties style:font-name="Cambria" officeooo:rsid="000a26c9" style:font-name-complex="Cambria"/>
    </style:style>
    <style:style style:name="P5" style:family="paragraph" style:parent-style-name="Standard" style:list-style-name="L1">
      <style:text-properties style:font-name="Cambria" officeooo:rsid="000a26c9" officeooo:paragraph-rsid="000a26c9" style:font-name-complex="Cambria"/>
    </style:style>
    <style:style style:name="P6" style:family="paragraph" style:parent-style-name="Standard" style:list-style-name="L1">
      <style:text-properties style:font-name="Cambria" officeooo:rsid="000b90ec" officeooo:paragraph-rsid="000b90ec" style:font-name-complex="Cambria"/>
    </style:style>
    <style:style style:name="P7" style:family="paragraph" style:parent-style-name="Standard" style:list-style-name="L1">
      <style:text-properties style:font-name="Cambria" officeooo:rsid="000cc912" officeooo:paragraph-rsid="000cc912" style:font-name-complex="Cambria"/>
    </style:style>
    <style:style style:name="P8" style:family="paragraph" style:parent-style-name="Standard">
      <style:text-properties style:font-name="Cambria" officeooo:paragraph-rsid="000b90ec" style:font-name-complex="Cambria"/>
    </style:style>
    <style:style style:name="P9" style:family="paragraph" style:parent-style-name="Standard">
      <style:text-properties style:font-name="Cambria" officeooo:rsid="000cc912" officeooo:paragraph-rsid="000cc912" style:font-name-complex="Cambria"/>
    </style:style>
    <style:style style:name="T1" style:family="text">
      <style:text-properties officeooo:rsid="000a26c9"/>
    </style:style>
    <style:style style:name="T2" style:family="text">
      <style:text-properties officeooo:rsid="000b90ec"/>
    </style:style>
    <style:style style:name="T3" style:family="text">
      <style:text-properties style:font-name="Cambria" style:font-name-complex="Cambria"/>
    </style:style>
    <style:style style:name="T4" style:family="text">
      <style:text-properties style:font-name="Cambria" fo:font-weight="bold" style:font-weight-asian="bold" style:font-name-complex="Cambri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pitch="variable" style:font-charset="x-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-Aula</text:p>
      <text:p text:style-name="P2"/>
      <text:p text:style-name="P3">Nome: <text:span text:style-name="T1">Vicente Franzini</text:span></text:p>
      <text:p text:style-name="P3">Data da aula: <text:span text:style-name="T1">02/03/2026</text:span></text:p>
      <text:p text:style-name="P3"/>
      <text:p text:style-name="P3">Temas/conceitos trabalhados em aula:</text:p>
      <text:p text:style-name="P4"/>
      <text:list text:style-name="L1">
        <text:list-item>
          <text:p text:style-name="P5">Ementa do Curso e Datas</text:p>
        </text:list-item>
        <text:list-item>
          <text:p text:style-name="P5">O Mestre Ignorante</text:p>
        </text:list-item>
        <text:list-item>
          <text:p text:style-name="P6">Vídeo do Clóvis de Barros</text:p>
        </text:list-item>
        <text:list-item>
          <text:p text:style-name="P7">Introdução a Tipos de Dados</text:p>
        </text:list-item>
      </text:list>
      <text:p text:style-name="P3"/>
      <text:p text:style-name="P3"/>
      <text:p text:style-name="P3">Detalhe as formas de interação com esses temas/conceitos (busca na Internet, leitura, implementação de programas, exposição do professor, conversa com o colega/professor etc.):</text:p>
      <text:p text:style-name="P3"/>
      <text:p text:style-name="P8"><text:span text:style-name="T2"><text:tab/>A interação com esses temas foi feita por meio de conversa com colegas e com a exposição do professor em aula.</text:span></text:p>
      <text:p text:style-name="P8"/>
      <text:p text:style-name="Standard"><text:span text:style-name="T3">Comentários (</text:span><text:span text:style-name="T4">obrigatório</text:span><text:span text:style-name="T3"> no mínimo cinco linhas):</text:span></text:p>
      <text:p text:style-name="P3"/>
      <text:p text:style-name="P3"><text:span text:style-name="T2"><text:tab/>Eu acho bem útil já no primeiro dia ter as datas da prova divulgadas pelo professor, ajudando tanto o seu planejamento como o nosso como alunos.</text:span></text:p>
      <text:p text:style-name="P3"><text:span text:style-name="T2"><text:tab/>Além disso, mesmo que não sendo diretamente relacionado com o curso, tendo pouca relação com estruturas de dados, as exposições tanto do texto do Mestre Ignorante quanto a fala sobre o vídeo do Clóvis de Barros (que vimos ano passado) são interessantes para entender seu ponto de vista sobre mestrar aulas.</text:span></text:p>
      <text:p text:style-name="P9"><text:tab/>Por fim, a introdução a tipos de dados foi útil para entender o conteúdo que estudaremos na disciplin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oto Sans" svg:font-family="'Noto Sans'" style:font-family-generic="system" style:font-pitch="variable"/>
    <style:font-face style:name="NotoSans NF" svg:font-family="'NotoSans NF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NotoSans NF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pt" fo:country="BR" style:font-name-asian="Noto Sans" style:font-size-asian="10.5pt" style:language-asian="zh" style:country-asian="CN" style:font-name-complex="NotoSans NF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Sans NF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Cabeçalho_20_Char" style:display-name="Cabeçalho Char" style:family="text">
      <style:text-properties fo:font-size="12pt" style:font-size-asian="12pt" style:font-size-complex="12pt"/>
    </style:style>
    <style:style style:name="Rodapé_20_Char" style:display-name="Rodapé Char" style:family="text">
      <style:text-properties fo:font-size="12pt" style:font-size-asian="12pt" style:font-size-complex="12pt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style:font-name="Cambria" fo:font-size="10pt" style:font-size-asian="10pt" style:font-name-complex="Cambria" style:font-size-complex="10pt"/>
    </style:style>
    <style:page-layout style:name="Mpm1">
      <style:page-layout-properties fo:page-width="8.2681in" fo:page-height="11.6929in" style:num-format="1" style:print-orientation="portrait" fo:margin-top="1.1811in" fo:margin-bottom="0.4925in" fo:margin-left="1.1811in" fo:margin-right="1.1811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  <style:style style:name="Mdp1" style:family="drawing-page">
      <style:drawing-page-properties draw:fill="solid" draw:background-size="full" draw:fill-color="#ffffff" draw:opacity="0%"/>
    </style:style>
  </office:automatic-styles>
  <office:master-styles>
    <style:master-page style:name="Standard" style:page-layout-name="Mpm1" draw:style-name="Mdp1">
      <style:footer>
        <text:p text:style-name="MP1">Estruturas de Dados I – Noturno – 1º sem/2026</text:p>
        <text:p text:style-name="MP1">Prof. Marcus Vinicius Maltempi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Modelo RAU</dc:title>
    <dc:subject/>
    <meta:keyword/>
    <meta:creation-date>2026-03-02T19:36:19.899150324</meta:creation-date>
    <meta:editing-cycles>3</meta:editing-cycles>
    <meta:editing-duration>PT8M29S</meta:editing-duration>
    <meta:generator>LibreOffice/25.8.5.2$Linux_X86_64 LibreOffice_project/580$Build-2</meta:generator>
    <dc:date>2026-03-02T20:18:47.173432691</dc:date>
    <meta:document-statistic meta:table-count="0" meta:image-count="0" meta:object-count="0" meta:page-count="1" meta:paragraph-count="16" meta:word-count="190" meta:character-count="1160" meta:non-whitespace-character-count="984"/>
    <meta:template xlink:type="simple" xlink:actuate="onRequest" xlink:title="Modelo RAU" xlink:href="../../../../../../Templates/Modelo%20RAU.ott" meta:date="2026-03-02T19:36:18.469032211"/>
  </office:meta>
</office:document-meta>
</file>